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4049"/>
    </style:style>
    <style:style style:name="P2" style:family="paragraph" style:parent-style-name="Standard">
      <style:text-properties officeooo:rsid="0005cc7f" officeooo:paragraph-rsid="0005cc7f"/>
    </style:style>
    <style:style style:name="P3" style:family="paragraph" style:parent-style-name="Standard">
      <style:text-properties officeooo:rsid="00095596"/>
    </style:style>
    <style:style style:name="P4" style:family="paragraph" style:parent-style-name="Standard">
      <style:text-properties officeooo:rsid="00095596" officeooo:paragraph-rsid="00095596"/>
    </style:style>
    <style:style style:name="P5" style:family="paragraph" style:parent-style-name="Standard">
      <style:text-properties fo:color="#228b22" style:font-name="Courier New" fo:font-size="10pt" style:font-size-asian="10pt"/>
    </style:style>
    <style:style style:name="P6" style:family="paragraph" style:parent-style-name="Standard">
      <style:text-properties fo:color="#228b22" style:font-name="Courier New" fo:font-size="10pt" officeooo:rsid="002436f6" officeooo:paragraph-rsid="002576fd" style:font-size-asian="10pt"/>
    </style:style>
    <style:style style:name="P7" style:family="paragraph" style:parent-style-name="Standard">
      <style:text-properties officeooo:rsid="000ecfcc" officeooo:paragraph-rsid="000ecfcc"/>
    </style:style>
    <style:style style:name="P8" style:family="paragraph" style:parent-style-name="Standard">
      <style:text-properties officeooo:paragraph-rsid="000ecfcc"/>
    </style:style>
    <style:style style:name="P9" style:family="paragraph" style:parent-style-name="Standard">
      <style:text-properties officeooo:paragraph-rsid="0017ee57"/>
    </style:style>
    <style:style style:name="P10" style:family="paragraph" style:parent-style-name="Standard">
      <style:text-properties officeooo:paragraph-rsid="001a14dc"/>
    </style:style>
    <style:style style:name="P11" style:family="paragraph" style:parent-style-name="Standard">
      <style:text-properties officeooo:paragraph-rsid="001b4d9b"/>
    </style:style>
    <style:style style:name="P12" style:family="paragraph" style:parent-style-name="Standard">
      <style:text-properties officeooo:rsid="00210f5c" officeooo:paragraph-rsid="002436f6"/>
    </style:style>
    <style:style style:name="P13" style:family="paragraph" style:parent-style-name="Standard">
      <style:text-properties officeooo:rsid="00210f5c" officeooo:paragraph-rsid="00268b2e"/>
    </style:style>
    <style:style style:name="P14" style:family="paragraph" style:parent-style-name="Standard">
      <style:text-properties officeooo:paragraph-rsid="002576fd"/>
    </style:style>
    <style:style style:name="P15" style:family="paragraph" style:parent-style-name="Standard">
      <style:text-properties fo:color="#000000" style:font-name="Courier New" fo:font-size="10pt" style:font-size-asian="10pt"/>
    </style:style>
    <style:style style:name="P16" style:family="paragraph" style:parent-style-name="Standard">
      <style:text-properties fo:color="#000000" style:font-name="Courier New" fo:font-size="10pt" officeooo:rsid="001b4d9b" officeooo:paragraph-rsid="001b4d9b" style:font-size-asian="10pt"/>
    </style:style>
    <style:style style:name="P17" style:family="paragraph" style:parent-style-name="Standard">
      <style:text-properties fo:color="#000000" style:font-name="Courier New" fo:font-size="10pt" officeooo:paragraph-rsid="00095596" style:font-size-asian="10pt"/>
    </style:style>
    <style:style style:name="P18" style:family="paragraph" style:parent-style-name="Standard">
      <style:text-properties fo:color="#000000" style:font-name="Courier New" fo:font-size="10pt" officeooo:rsid="000761a2" officeooo:paragraph-rsid="000ecfcc" style:font-size-asian="10pt"/>
    </style:style>
    <style:style style:name="P19" style:family="paragraph" style:parent-style-name="Standard">
      <style:text-properties officeooo:rsid="00105d90" officeooo:paragraph-rsid="00105d90"/>
    </style:style>
    <style:style style:name="P20" style:family="paragraph" style:parent-style-name="Standard">
      <style:text-properties officeooo:rsid="002436f6" officeooo:paragraph-rsid="002436f6"/>
    </style:style>
    <style:style style:name="P21" style:family="paragraph" style:parent-style-name="Standard">
      <style:text-properties officeooo:rsid="000761a2" officeooo:paragraph-rsid="000ecfcc"/>
    </style:style>
    <style:style style:name="P22" style:family="paragraph" style:parent-style-name="Text_20_body">
      <style:paragraph-properties fo:text-align="center" style:justify-single-word="false"/>
      <style:text-properties officeooo:rsid="0002bb27" officeooo:paragraph-rsid="0002bb27"/>
    </style:style>
    <style:style style:name="P23" style:family="paragraph" style:parent-style-name="Text_20_body">
      <style:text-properties officeooo:rsid="0003a085" officeooo:paragraph-rsid="000ecfcc"/>
    </style:style>
    <style:style style:name="P24" style:family="paragraph" style:parent-style-name="Text_20_body">
      <style:text-properties officeooo:rsid="000bf052" officeooo:paragraph-rsid="000d82a7"/>
    </style:style>
    <style:style style:name="P25" style:family="paragraph" style:parent-style-name="Text_20_body">
      <style:text-properties officeooo:rsid="0008f2da" officeooo:paragraph-rsid="000ecfcc"/>
    </style:style>
    <style:style style:name="P26" style:family="paragraph" style:parent-style-name="Text_20_body">
      <style:text-properties fo:color="#000000" style:font-name="Courier New" fo:font-size="10pt" officeooo:paragraph-rsid="000ecfcc" style:font-size-asian="10pt"/>
    </style:style>
    <style:style style:name="P27" style:family="paragraph" style:parent-style-name="Text_20_body">
      <style:text-properties officeooo:rsid="000ecfcc" officeooo:paragraph-rsid="000ecfcc"/>
    </style:style>
    <style:style style:name="P28" style:family="paragraph" style:parent-style-name="Text_20_body">
      <style:text-properties officeooo:rsid="000761a2" officeooo:paragraph-rsid="000ecfcc"/>
    </style:style>
    <style:style style:name="P29" style:family="paragraph" style:parent-style-name="Text_20_body">
      <style:text-properties officeooo:rsid="000b4da7" officeooo:paragraph-rsid="000ecfcc"/>
    </style:style>
    <style:style style:name="P30" style:family="paragraph" style:parent-style-name="Text_20_body">
      <style:text-properties officeooo:rsid="0019e442" officeooo:paragraph-rsid="001b4d9b"/>
    </style:style>
    <style:style style:name="P31" style:family="paragraph" style:parent-style-name="Text_20_body">
      <style:text-properties officeooo:rsid="001dadf7" officeooo:paragraph-rsid="001dadf7"/>
    </style:style>
    <style:style style:name="P32" style:family="paragraph" style:parent-style-name="Text_20_body">
      <style:text-properties officeooo:rsid="00210f5c" officeooo:paragraph-rsid="00210f5c"/>
    </style:style>
    <style:style style:name="P33" style:family="paragraph" style:parent-style-name="Text_20_body">
      <style:text-properties officeooo:rsid="002436f6" officeooo:paragraph-rsid="002436f6"/>
    </style:style>
    <style:style style:name="P34" style:family="paragraph" style:parent-style-name="Text_20_body">
      <style:text-properties officeooo:rsid="002436f6" officeooo:paragraph-rsid="003ae22c"/>
    </style:style>
    <style:style style:name="P35" style:family="paragraph" style:parent-style-name="Text_20_body">
      <style:text-properties officeooo:rsid="0025a80b" officeooo:paragraph-rsid="0025a80b"/>
    </style:style>
    <style:style style:name="P36" style:family="paragraph" style:parent-style-name="Text_20_body">
      <style:text-properties officeooo:rsid="0028ac43" officeooo:paragraph-rsid="0028ac43"/>
    </style:style>
    <style:style style:name="P37" style:family="paragraph" style:parent-style-name="Text_20_body">
      <style:text-properties officeooo:rsid="002a5101" officeooo:paragraph-rsid="002bc5ba"/>
    </style:style>
    <style:style style:name="P38" style:family="paragraph" style:parent-style-name="Text_20_body">
      <style:text-properties officeooo:rsid="002b2a12" officeooo:paragraph-rsid="002b4181"/>
    </style:style>
    <style:style style:name="P39" style:family="paragraph" style:parent-style-name="Text_20_body">
      <style:text-properties officeooo:rsid="002bc5ba" officeooo:paragraph-rsid="002bc5ba"/>
    </style:style>
    <style:style style:name="P40" style:family="paragraph" style:parent-style-name="Text_20_body">
      <style:text-properties officeooo:rsid="002cea77" officeooo:paragraph-rsid="004404e2"/>
    </style:style>
    <style:style style:name="P41" style:family="paragraph" style:parent-style-name="Text_20_body">
      <style:text-properties officeooo:rsid="003547a9" officeooo:paragraph-rsid="003547a9"/>
    </style:style>
    <style:style style:name="P42" style:family="paragraph" style:parent-style-name="Text_20_body">
      <style:text-properties officeooo:rsid="003c8739" officeooo:paragraph-rsid="003c8739"/>
    </style:style>
    <style:style style:name="P43" style:family="paragraph" style:parent-style-name="Text_20_body">
      <style:text-properties officeooo:paragraph-rsid="004404e2"/>
    </style:style>
    <style:style style:name="P44" style:family="paragraph" style:parent-style-name="Text_20_body">
      <style:text-properties style:font-name="Liberation Serif" officeooo:paragraph-rsid="004404e2"/>
    </style:style>
    <style:style style:name="P45" style:family="paragraph" style:parent-style-name="Text_20_body">
      <style:text-properties officeooo:rsid="00476758" officeooo:paragraph-rsid="00476758"/>
    </style:style>
    <style:style style:name="P46" style:family="paragraph" style:parent-style-name="Standard" style:master-page-name="">
      <style:paragraph-properties fo:margin-left="0in" fo:margin-right="-0.3752in" fo:text-indent="0in" style:auto-text-indent="false" style:page-number="auto"/>
      <style:text-properties officeooo:paragraph-rsid="00391024"/>
    </style:style>
    <style:style style:name="P47" style:family="paragraph" style:parent-style-name="Title">
      <style:paragraph-properties fo:break-before="page"/>
    </style:style>
    <style:style style:name="P48" style:family="paragraph" style:parent-style-name="Heading_20_1">
      <style:text-properties officeooo:rsid="0002bb27"/>
    </style:style>
    <style:style style:name="P49" style:family="paragraph" style:parent-style-name="Heading_20_1">
      <style:text-properties officeooo:rsid="0002bb27" officeooo:paragraph-rsid="0002bb27"/>
    </style:style>
    <style:style style:name="P50" style:family="paragraph" style:parent-style-name="Heading_20_1">
      <style:text-properties officeooo:rsid="00210f5c" officeooo:paragraph-rsid="00391024"/>
    </style:style>
    <style:style style:name="P51" style:family="paragraph" style:parent-style-name="Heading_20_1">
      <style:text-properties officeooo:rsid="0003a085" officeooo:paragraph-rsid="00428868"/>
    </style:style>
    <style:style style:name="P52" style:family="paragraph" style:parent-style-name="Heading_20_1">
      <style:text-properties officeooo:paragraph-rsid="00428868"/>
    </style:style>
    <style:style style:name="P53" style:family="paragraph" style:parent-style-name="Heading_20_1">
      <style:text-properties officeooo:rsid="003c8739" officeooo:paragraph-rsid="003c8739"/>
    </style:style>
    <style:style style:name="P54" style:family="paragraph" style:parent-style-name="Heading_20_1">
      <style:text-properties officeooo:rsid="0022377f" officeooo:paragraph-rsid="0025a80b"/>
    </style:style>
    <style:style style:name="P55" style:family="paragraph" style:parent-style-name="Heading_20_1">
      <style:text-properties officeooo:rsid="000ebab6" officeooo:paragraph-rsid="000ebab6"/>
    </style:style>
    <style:style style:name="P56" style:family="paragraph" style:parent-style-name="Heading_20_1">
      <style:text-properties officeooo:paragraph-rsid="000ecfcc"/>
    </style:style>
    <style:style style:name="P57" style:family="paragraph" style:parent-style-name="Heading_20_1">
      <style:text-properties officeooo:rsid="00054049" officeooo:paragraph-rsid="00054049"/>
    </style:style>
    <style:style style:name="P58" style:family="paragraph" style:parent-style-name="Standard">
      <style:text-properties officeooo:rsid="004bc7dd" officeooo:paragraph-rsid="004bc7dd"/>
    </style:style>
    <style:style style:name="P59" style:family="paragraph" style:parent-style-name="Heading_20_2">
      <style:text-properties officeooo:rsid="000761a2" officeooo:paragraph-rsid="000ecfcc"/>
    </style:style>
    <style:style style:name="P60" style:family="paragraph" style:parent-style-name="Heading_20_2">
      <style:text-properties officeooo:rsid="000b4da7" officeooo:paragraph-rsid="000ecfcc"/>
    </style:style>
    <style:style style:name="P61" style:family="paragraph" style:parent-style-name="Text_20_body" style:list-style-name="L1">
      <style:text-properties officeooo:paragraph-rsid="002cea77"/>
    </style:style>
    <style:style style:name="P62" style:family="paragraph" style:parent-style-name="Text_20_body" style:list-style-name="L1">
      <style:text-properties officeooo:rsid="002a5101" officeooo:paragraph-rsid="002bc5ba"/>
    </style:style>
    <style:style style:name="P63" style:family="paragraph" style:parent-style-name="Text_20_body" style:list-style-name="L2">
      <style:text-properties officeooo:paragraph-rsid="002bc5ba"/>
    </style:style>
    <style:style style:name="P64" style:family="paragraph" style:parent-style-name="Text_20_body" style:list-style-name="L2">
      <style:text-properties officeooo:rsid="002cea77" officeooo:paragraph-rsid="002cea77"/>
    </style:style>
    <style:style style:name="P65" style:family="paragraph" style:parent-style-name="Text_20_body" style:list-style-name="L2">
      <style:text-properties officeooo:rsid="002cea77" officeooo:paragraph-rsid="002ea8c1"/>
    </style:style>
    <style:style style:name="P66" style:family="paragraph" style:parent-style-name="Text_20_body" style:list-style-name="L3">
      <style:text-properties officeooo:rsid="0035ec76" officeooo:paragraph-rsid="0035ec76"/>
    </style:style>
    <style:style style:name="P67" style:family="paragraph" style:parent-style-name="Text_20_body" style:list-style-name="L3">
      <style:text-properties officeooo:rsid="0002bb27" officeooo:paragraph-rsid="0035ec76"/>
    </style:style>
    <style:style style:name="T1" style:family="text">
      <style:text-properties fo:color="#228b22" style:font-name="Courier New" fo:font-size="10pt" style:font-size-asian="10pt"/>
    </style:style>
    <style:style style:name="T2" style:family="text">
      <style:text-properties fo:color="#228b22" style:font-name="Courier New" fo:font-size="10pt" officeooo:rsid="001a14dc" style:font-size-asian="10pt"/>
    </style:style>
    <style:style style:name="T3" style:family="text">
      <style:text-properties fo:color="#228b22" style:font-name="Courier New" fo:font-size="10pt" officeooo:rsid="001b4d9b" style:font-size-asian="10pt"/>
    </style:style>
    <style:style style:name="T4" style:family="text">
      <style:text-properties fo:color="#228b22" style:font-name="Courier New" fo:font-size="10pt" officeooo:rsid="001bc3e9" style:font-size-asian="10pt"/>
    </style:style>
    <style:style style:name="T5" style:family="text">
      <style:text-properties fo:color="#228b22" style:font-name="Courier New" fo:font-size="10pt" officeooo:rsid="002436f6" style:font-size-asian="10pt"/>
    </style:style>
    <style:style style:name="T6" style:family="text">
      <style:text-properties fo:color="#228b22" style:font-name="Courier New" fo:font-size="10pt" officeooo:rsid="00210f5c" style:font-size-asian="10pt"/>
    </style:style>
    <style:style style:name="T7" style:family="text">
      <style:text-properties fo:color="#228b22" style:font-name="Courier New" fo:font-size="10pt" officeooo:rsid="00268b2e" style:font-size-asian="10pt"/>
    </style:style>
    <style:style style:name="T8" style:family="text">
      <style:text-properties fo:color="#228b22" style:font-name="Courier New" fo:font-size="10pt" officeooo:rsid="00275c52" style:font-size-asian="10pt"/>
    </style:style>
    <style:style style:name="T9" style:family="text">
      <style:text-properties fo:color="#000000"/>
    </style:style>
    <style:style style:name="T10" style:family="text">
      <style:text-properties fo:color="#000000" style:font-name="Courier New" fo:font-size="10pt" style:font-size-asian="10pt"/>
    </style:style>
    <style:style style:name="T11" style:family="text">
      <style:text-properties fo:color="#000000" style:font-name="Courier New" fo:font-size="10pt" officeooo:rsid="0015f22d" style:font-size-asian="10pt"/>
    </style:style>
    <style:style style:name="T12" style:family="text">
      <style:text-properties fo:color="#000000" style:font-name="Courier New" fo:font-size="10pt" officeooo:rsid="001b4d9b" style:font-size-asian="10pt"/>
    </style:style>
    <style:style style:name="T13" style:family="text">
      <style:text-properties fo:color="#000000" style:font-name="Courier New" fo:font-size="10pt" officeooo:rsid="00377925" style:font-size-asian="10pt"/>
    </style:style>
    <style:style style:name="T14" style:family="text">
      <style:text-properties fo:color="#000000" style:font-name="Courier New" fo:font-size="10pt" officeooo:rsid="001b4d9b" style:font-size-asian="10pt" style:font-size-complex="10pt"/>
    </style:style>
    <style:style style:name="T15" style:family="text">
      <style:text-properties fo:color="#000000" style:font-name="Times New Roman" fo:font-size="12pt" officeooo:rsid="001b4d9b" style:font-size-asian="12pt" style:font-size-complex="12pt"/>
    </style:style>
    <style:style style:name="T16" style:family="text">
      <style:text-properties fo:color="#000000" style:font-name="Times New Roman" fo:font-size="12pt" officeooo:rsid="00377925" style:font-size-asian="12pt" style:font-size-complex="12pt"/>
    </style:style>
    <style:style style:name="T17" style:family="text">
      <style:text-properties fo:color="#0000ff" style:font-name="Courier New"/>
    </style:style>
    <style:style style:name="T18" style:family="text">
      <style:text-properties fo:color="#0000ff" style:font-name="Courier New" fo:font-size="10pt" style:font-size-asian="10pt"/>
    </style:style>
    <style:style style:name="T19" style:family="text">
      <style:text-properties officeooo:rsid="000d82a7"/>
    </style:style>
    <style:style style:name="T20" style:family="text">
      <style:text-properties officeooo:rsid="0014b0de"/>
    </style:style>
    <style:style style:name="T21" style:family="text">
      <style:text-properties officeooo:rsid="001f3c39"/>
    </style:style>
    <style:style style:name="T22" style:family="text">
      <style:text-properties officeooo:rsid="0022377f"/>
    </style:style>
    <style:style style:name="T23" style:family="text">
      <style:text-properties officeooo:rsid="000761a2"/>
    </style:style>
    <style:style style:name="T24" style:family="text">
      <style:text-properties officeooo:rsid="00275c52"/>
    </style:style>
    <style:style style:name="T25" style:family="text">
      <style:text-properties officeooo:rsid="0028ac43"/>
    </style:style>
    <style:style style:name="T26" style:family="text">
      <style:text-properties officeooo:rsid="002a5101"/>
    </style:style>
    <style:style style:name="T27" style:family="text">
      <style:text-properties officeooo:rsid="002b4181"/>
    </style:style>
    <style:style style:name="T28" style:family="text">
      <style:text-properties officeooo:rsid="002bc5b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bc5ba" style:font-weight-asian="bold" style:font-weight-complex="bold"/>
    </style:style>
    <style:style style:name="T31" style:family="text">
      <style:text-properties fo:font-weight="bold" officeooo:rsid="002ea8c1" style:font-weight-asian="bold" style:font-weight-complex="bold"/>
    </style:style>
    <style:style style:name="T32" style:family="text">
      <style:text-properties fo:font-weight="bold" officeooo:rsid="003547a9" style:font-weight-asian="bold" style:font-weight-complex="bold"/>
    </style:style>
    <style:style style:name="T33" style:family="text">
      <style:text-properties fo:font-weight="bold" officeooo:rsid="004404e2" style:font-weight-asian="bold" style:font-weight-complex="bold"/>
    </style:style>
    <style:style style:name="T34" style:family="text">
      <style:text-properties officeooo:rsid="002cea77"/>
    </style:style>
    <style:style style:name="T35" style:family="text">
      <style:text-properties style:font-name="Times New Roman1" fo:font-size="12pt" fo:language="sv" fo:country="SE" style:font-size-asian="12pt"/>
    </style:style>
    <style:style style:name="T36" style:family="text">
      <style:text-properties officeooo:rsid="002ea8c1"/>
    </style:style>
    <style:style style:name="T37" style:family="text">
      <style:text-properties officeooo:rsid="002ed2c7"/>
    </style:style>
    <style:style style:name="T38" style:family="text">
      <style:text-properties officeooo:rsid="0032aaed"/>
    </style:style>
    <style:style style:name="T39" style:family="text">
      <style:text-properties officeooo:rsid="0002bb27"/>
    </style:style>
    <style:style style:name="T40" style:family="text">
      <style:text-properties officeooo:rsid="003ae22c"/>
    </style:style>
    <style:style style:name="T41" style:family="text">
      <style:text-properties officeooo:rsid="002436f6"/>
    </style:style>
    <style:style style:name="T42" style:family="text">
      <style:text-properties officeooo:rsid="003c8739"/>
    </style:style>
    <style:style style:name="T43" style:family="text">
      <style:text-properties officeooo:rsid="003d1c55"/>
    </style:style>
    <style:style style:name="T44" style:family="text">
      <style:text-properties style:font-name="Courier New"/>
    </style:style>
    <style:style style:name="T45" style:family="text">
      <style:text-properties officeooo:rsid="004404e2"/>
    </style:style>
    <style:style style:name="T46" style:family="text">
      <style:text-properties fo:font-style="italic" officeooo:rsid="004404e2" style:font-style-asian="italic" style:font-style-complex="italic"/>
    </style:style>
    <style:style style:name="T47" style:family="text">
      <style:text-properties style:font-name="Liberation Serif" fo:font-size="12pt" fo:language="sv" fo:country="SE" fo:font-style="normal" style:font-size-asian="12pt" style:font-style-asian="normal" style:font-style-complex="normal"/>
    </style:style>
    <style:style style:name="T48" style:family="text">
      <style:text-properties style:font-name="Liberation Serif" fo:font-size="12pt" fo:language="sv" fo:country="SE" fo:font-style="normal" fo:font-weight="bold" style:font-size-asian="12pt" style:font-style-asian="normal" style:font-weight-asian="bold" style:font-style-complex="normal"/>
    </style:style>
    <style:style style:name="T49" style:family="text">
      <style:text-properties style:font-name="Liberation Serif" fo:font-size="12pt" fo:language="sv" fo:country="SE" fo:font-style="normal" fo:font-weight="bold" style:font-size-asian="12pt" style:font-style-asian="normal" style:font-weight-asian="bold" style:font-style-complex="normal" style:font-weight-complex="bold"/>
    </style:style>
    <style:style style:name="T50" style:family="text">
      <style:text-properties style:font-name="Liberation Serif" fo:font-size="12pt" fo:language="sv" fo:country="SE" fo:font-style="italic" style:font-size-asian="12pt" style:font-style-asian="italic" style:font-style-complex="italic"/>
    </style:style>
    <style:style style:name="T51" style:family="text">
      <style:text-properties officeooo:rsid="004581f3"/>
    </style:style>
    <style:style style:name="T52" style:family="text">
      <style:text-properties officeooo:rsid="004767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VE-corrections</text:p>
      <text:p text:style-name="P22">Jan Axelsson 201<text:span text:style-name="T52">6-01-13</text:span></text:p>
      <text:h text:style-name="P49" text:outline-level="1">Intro</text:h>
      <text:p text:style-name="P37">Partial volume correction can be performed on regions-of-interest (ROI) or pixelwise on the image. </text:p>
      <text:p text:style-name="P37">In the methods implemented here, <text:span text:style-name="T28">the following has to be known</text:span></text:p>
      <text:list xml:id="list1487668862869396181" text:style-name="L1">
        <text:list-item>
          <text:p text:style-name="P62">the ROIs have to be accurately known, for instance by segmentation from MRI</text:p>
        </text:list-item>
        <text:list-item>
          <text:p text:style-name="P61"><text:span text:style-name="T26">image resolution has to be known in x, y, z directions. <text:s/>This can be determined by autocorrelation methods, such as SPM and AFNI </text:span><text:span text:style-name="T35">3dFWHMx </text:span><text:span text:style-name="T26">on noise signals. <text:s/>For dynamic data, the residual image when using principal-component filtering in imlook4d may be used.</text:span></text:p>
        </text:list-item>
      </text:list>
      <text:p text:style-name="P38">For <text:span text:style-name="T27">all </text:span>the partial-volume correction methods implemented <text:span text:style-name="T27">here</text:span>, a partial-volume <text:span text:style-name="T34">effect</text:span> (pve) map is created, which <text:span text:style-name="T27">describes</text:span> how a homogenous activity (of value 1) inside the ROI would <text:span text:style-name="T37">be imaged</text:span> <text:span text:style-name="T27"><text:s/></text:span>measured with the <text:span text:style-name="T37">a</text:span> known image resolution. </text:p>
      <text:p text:style-name="P39">The pve-map is used in multiple ways:</text:p>
      <text:list xml:id="list7801728666813433462" text:style-name="L2">
        <text:list-item>
          <text:p text:style-name="P63"><text:span text:style-name="T32">RC: </text:span><text:span text:style-name="T30">recovery coefficient</text:span><text:span text:style-name="T28"> (RC) of a ROI is determined by simply averaging the pve-map pixels inside a ROI. <text:s/>This can be extended to calculate the cross talk between all ROIs, which is called the geometric-transfer matrix (GTM)</text:span></text:p>
        </text:list-item>
        <text:list-item>
          <text:p text:style-name="P64"><text:span text:style-name="T31">GTM: </text:span><text:span text:style-name="T29">“true” ROI values</text:span> <text:span text:style-name="T38">and the GTM are related to the measured ROI values through a matrix equation. <text:s/>This equation can be solved for the true</text:span> <text:span text:style-name="T38">ROI values</text:span>, Rousset 1998. </text:p>
        </text:list-item>
        <text:list-item>
          <text:p text:style-name="P65"><text:span text:style-name="T31">MTC:</text:span><text:span text:style-name="T29"> partial-volume image correction</text:span> can be performed by <text:span text:style-name="T36">the Multi-target correction (MTC), </text:span>Erlandsson 2006. <text:s/><text:span text:style-name="T36">This method uses the GTM method to obtain true ROI values. <text:s/>It then treats each ROI as a target and uses a Müller-Gärtner method (MGM) to subract the spill-in of homogenous uptake from all other</text:span> ROIs<text:span text:style-name="T36">. <text:s/>A pve-corrected image is created by repeating this procedure for all ROIs</text:span></text:p>
        </text:list-item>
      </text:list>
      <text:p text:style-name="P41">The following has to be fulfilled to make the above methods work:</text:p>
      <text:list xml:id="list7450106059183862291" text:style-name="L3">
        <text:list-item>
          <text:p text:style-name="P66">ROIs can be considered to have homogenous uptake. <text:s/>The exception to this is for the MTC, where the target ROI non-homogeneous uptake is calculated. <text:s/>For MTC, this basically means that the spill-in from non-target ROIs are considered similar to that from <text:s/>homogeneous neighbor ROI.</text:p>
        </text:list-item>
        <text:list-item>
          <text:p text:style-name="P67">all pixels in the image are assigned to one ROI (at least in the area of the brain that we are looking at).</text:p>
        </text:list-item>
      </text:list>
      <text:p text:style-name="P45">The rest of this document describes how to perform partial-volume correction on images with the all-in-one solution. <text:s/>Appendix A contains information on performing specific operations </text:p>
      <text:p text:style-name="P45"/>
      <text:h text:style-name="P50" text:outline-level="1"><text:soft-page-break/>Performing PVE-corrections <text:span text:style-name="T22">on images</text:span></text:h>
      <text:p text:style-name="P30"><text:span text:style-name="T39">This example illustrates how to obtain a MTC pve-corrected image matrix using matrices exported from imlook4d. <text:s/>The matrices can be obtained from any method, such as SPM reader, but from imlook4d the matrix of ROI indeces will be called <text:s/></text:span><text:span text:style-name="T12">imlook4d_ROI</text:span><text:span text:style-name="T15">, and the pixel values <text:s/></text:span><text:span text:style-name="T12">imlook4d_</text:span><text:span text:style-name="T13">Cdata</text:span><text:span text:style-name="T12">. </text:span><text:span text:style-name="T15">Also the ROI </text:span><text:span text:style-name="T16">values</text:span><text:span text:style-name="T15"> </text:span><text:span text:style-name="T16">are</text:span><text:span text:style-name="T15"> needed, which in imlook4d is called</text:span><text:span text:style-name="T12"> </text:span><text:span text:style-name="T14">imlook4d_ROI_data.mean</text:span><text:span text:style-name="T12"> <text:s/></text:span></text:p>
      <text:p text:style-name="P11"><text:span text:style-name="T10"><text:s text:c="2"/></text:span><text:span text:style-name="T1">% </text:span><text:span text:style-name="T3">Start with exporting matrices and ROI values from imlook4d</text:span></text:p>
      <text:p text:style-name="P16"><text:s text:c="2"/>Export</text:p>
      <text:p text:style-name="P11"><text:span text:style-name="T12"><text:s text:c="2"/></text:span><text:span text:style-name="T10">ROI_data_to_workspace</text:span></text:p>
      <text:p text:style-name="P11"><text:span text:style-name="T10"><text:s text:c="2"/></text:span><text:span text:style-name="T1">% Get voxelsize in mm. <text:s/>Can also be specified as vector vox = [ 2 2 2 ];</text:span></text:p>
      <text:p text:style-name="P9"><text:span text:style-name="T1"><text:s text:c="2"/></text:span><text:span text:style-name="T10">vox = voxel_size(imlook4d_current_handles)</text:span></text:p>
      <text:p text:style-name="Standard"><text:span text:style-name="T10"><text:s text:c="2"/></text:span><text:span text:style-name="T1">%Convert known resolution in mm fwhm=[ 3.59, 3.40, 4.32], to fwhm in pixels</text:span></text:p>
      <text:p text:style-name="P15"><text:s text:c="2"/>fwhm_pixels = pixels( [ 3.59, 3.40, 4.32], vox);</text:p>
      <text:p text:style-name="Standard"><text:span text:style-name="T10"><text:s text:c="2"/></text:span><text:span text:style-name="T1">% Convert from fwhm to sigma</text:span></text:p>
      <text:p text:style-name="P15"><text:s text:c="2"/>sigma_pixels = fwhm_pixels / 2.35; </text:p>
      <text:p text:style-name="P15"/>
      <text:p text:style-name="P14"><text:span text:style-name="T10"><text:s/></text:span><text:span text:style-name="T6">% </text:span><text:span text:style-name="T5">Calculate PVE-corrected using MTC </text:span></text:p>
      <text:p text:style-name="P6"><text:s/>%(MGM on all ROIs with GMT-corrected true ROI values)</text:p>
      <text:p text:style-name="P46"><text:span text:style-name="T5"><text:s text:c="2"/></text:span><text:span text:style-name="T11">[C, P, TACT] = pveCorrection( 'MTC',imlook4d_Cdata, imlook4d_ROI, sigma_pixels); </text:span></text:p>
      <text:p text:style-name="P10"><text:s text:c="2"/><text:span text:style-name="T10"><text:s/></text:span><text:span text:style-name="T1">% </text:span><text:span text:style-name="T2">Display </text:span><text:span text:style-name="T4">corrected </text:span><text:span text:style-name="T2">matrix</text:span></text:p>
      <text:p text:style-name="P10"><text:span text:style-name="T11"><text:s text:c="2"/>imlook4d(C);</text:span><text:span text:style-name="T10"> </text:span></text:p>
      <text:p text:style-name="P19"/>
      <text:p text:style-name="P31">The GMT-corrected “true” ROI <text:span text:style-name="T51">values</text:span> can be viewed in TACT matrix, <text:span text:style-name="T51">where columns are ROIs, and rows are values for each frame</text:span> <text:s/>The pve-map can be displayed using imlook4d(P), where the pve-maps are shown for each ROI (frame slider in imlook4d to change ROI).</text:p>
      <text:h text:style-name="P51" text:outline-level="1" text:is-list-header="true"/>
      <text:h text:style-name="P52" text:outline-level="1">References</text:h>
      <text:p text:style-name="P44"><text:span text:style-name="T33">Rousset</text:span><text:span text:style-name="T45"> OG, Ma Y, Evans AC., <text:line-break/></text:span><text:span text:style-name="T46">Correction for partial volume effects in PET: principle and validation</text:span><text:span text:style-name="T45">, <text:line-break/>J Nucl Med. 1998 May;39(5):904-11.</text:span></text:p>
      <text:p text:style-name="P44"><text:span text:style-name="T33">Müller-Gärtner</text:span><text:span text:style-name="T45"> HW, Links JM, Prince JL, Bryan RN, McVeigh E, Leal JP, Davatzikos C, Frost JJ., </text:span><text:span text:style-name="T46">Measurement of radiotracer concentration in brain gray matter using positron emission tomography: MRI-based correction for partial volume effects</text:span><text:span text:style-name="T45">, <text:line-break/>J Cereb Blood Flow Metab. 1992 Jul;12(4):571-83.</text:span></text:p>
      <text:p text:style-name="P43"><text:span text:style-name="CITE"><text:span text:style-name="T49">Erlandsson </text:span></text:span><text:span text:style-name="CITE"><text:span text:style-name="T47">K, Wong A T, van Heertum R, Mann J J and Parsey R V 2006 <text:line-break/></text:span></text:span><text:span text:style-name="CITE"><text:span text:style-name="T50">An improved method for voxel-based partial volume correction in PET and SPECT,</text:span></text:span><text:span text:style-name="CITE"><text:span text:style-name="T47"> <text:line-break/>NeuroImage </text:span></text:span><text:span text:style-name="CITE"><text:span text:style-name="T48">31</text:span></text:span><text:span text:style-name="CITE"><text:span text:style-name="T47"> T84</text:span></text:span></text:p>
      <text:p text:style-name="P40"/>
      <text:p text:style-name="P47">Appendix <text:span text:style-name="T40">A</text:span></text:p>
      <text:h text:style-name="P53" text:outline-level="1" text:restart-numbering="true" text:start-value="-1">Introduction</text:h>
      <text:p text:style-name="P42">This appendix describes the use of the underlying functions to the <text:s text:c="2"/><text:span text:style-name="T41">pveCorrection <text:s/></text:span>function. <text:s/>These can be used standalone to extract different data.</text:p>
      <text:h text:style-name="Heading_20_1" text:outline-level="1">Performing PVE-corrections <text:span text:style-name="T22">on images</text:span></text:h>
      <text:p text:style-name="P32">The below functions has been wrapped in a single function called pveCorrection. <text:s/>This uses combinations of the functions described below (read on for details, read only this section to get started).</text:p>
      <text:p text:style-name="P13"><text:span text:style-name="T1">% </text:span><text:span text:style-name="T7">Erlandsson 2006</text:span></text:p>
      <text:p text:style-name="P13"><text:span text:style-name="T7">% </text:span><text:span text:style-name="T5">Calculate PVE-corrected </text:span><text:span text:style-name="T7">image ROI, by ROI, </text:span><text:span text:style-name="T5">using </text:span><text:span text:style-name="T7">Multi-Target Correction (</text:span><text:span text:style-name="T5">MTC</text:span><text:span text:style-name="T7">).</text:span></text:p>
      <text:p text:style-name="P13"><text:span text:style-name="T7">% This is </text:span><text:span text:style-name="T5">MGM on all ROIs with true ROI values </text:span><text:span text:style-name="T7">calculated using </text:span><text:span text:style-name="T8">Geometric Transfer Matrix, GTM</text:span><text:span text:style-name="T5">)</text:span></text:p>
      <text:p text:style-name="P20"><text:span text:style-name="T10">[C, P, TACT]</text:span><text:span text:style-name="T9"> </text:span>= pveCorrection( 'MTC',imlook4d_Cdata, imlook4d_ROI, sigma_pixels);</text:p>
      <text:p text:style-name="P12"><text:span text:style-name="T1">% </text:span><text:span text:style-name="T5">Calculate PVE-corrected using MGM-percentile (MGM on all ROIs with ROI values from 90% percentile)</text:span></text:p>
      <text:p text:style-name="P34"><text:span text:style-name="T10">[C, P, TACT]</text:span><text:span text:style-name="T9"> </text:span><text:s/>= pveCorrection( 'MGM-percentile',imlook4d_Cdata, imlook4d_ROI, sigma_pixels, 90);</text:p>
      <text:p text:style-name="P33"/>
      <text:h text:style-name="P54" text:outline-level="1">Performing PVE-corrections on ROI data</text:h>
      <text:p text:style-name="P35">PVE-correction of ROI data can be done in many ways, with the assumption <text:span text:style-name="T25">that</text:span> <text:span text:style-name="T25">all</text:span> pixels within <text:span text:style-name="T25">a</text:span> ROI have the same <text:span text:style-name="T25">constant </text:span>value. <text:s/><text:span text:style-name="T23">Knowing the true mean value for each ROI, is crucial for these PVE-correction method to work. <text:s/>The problem is that all ROI </text:span>mean values<text:span text:style-name="T23"> are </text:span>incorrect<text:span text:style-name="T23">, since they are </text:span>averaged over pixels that are <text:span text:style-name="T23">affected by partial-volume effects.</text:span></text:p>
      <text:p text:style-name="P36">The true ROI value can be measured in the central parts of a large region (percentile method), or calculated by finding the recovery fraction from the region influenced by spill-out (Geometric Transfer Matrix, GTM, method).</text:p>
      <text:p text:style-name="P42">The partial-volume effect map (pve-map) which is created by a convolution with a Gaussian 3-dimensional point spread function (PSF) is needed.</text:p>
      <text:p text:style-name="P35"/>
      <text:h text:style-name="P55" text:outline-level="1">Create pve-map</text:h>
      <text:p text:style-name="P27">The spill-out from all ROIs is needed to perform PVE corrections. <text:s/>Such a map can be created by the function</text:p>
      <text:p text:style-name="P7"><text:span text:style-name="T18">function</text:span><text:span text:style-name="T10"> P = pveMap( ROIs, PSF)</text:span></text:p>
      <text:p text:style-name="P5">%</text:p>
      <text:p text:style-name="P5">% This function calculates a partial-volume-map for ROIs</text:p>
      <text:p text:style-name="P5">% Assumptions are:</text:p>
      <text:p text:style-name="P5">% - neighboring regions can be treated as homogenous</text:p>
      <text:p text:style-name="P5"><text:soft-page-break/>% - scanner resolutions in x,y,z directions are.</text:p>
      <text:p text:style-name="P5">%</text:p>
      <text:p text:style-name="P5">% INPUT:</text:p>
      <text:p text:style-name="P5">% <text:s text:c="2"/>ROIs <text:s text:c="3"/>3D matrix with ROI indeces</text:p>
      <text:p text:style-name="P5">% <text:s text:c="2"/>PSF <text:s text:c="4"/>[sigmaX, sigmaY, sigmaZ] in pixels. <text:s/></text:p>
      <text:p text:style-name="P5">% <text:s text:c="10"/>Convert from FWHM: sigma = FWHM / 2.35</text:p>
      <text:p text:style-name="P5">% <text:s text:c="10"/>Convert from mm to pixels: divide by sigma(pixels) = sigma(mm) / pixelsize(mm)</text:p>
      <text:p text:style-name="P5">%</text:p>
      <text:p text:style-name="P5">% OUTPUT:</text:p>
      <text:p text:style-name="P5">% <text:s text:c="2"/>P <text:s text:c="6"/>PVE map with ROI in 4th dimension</text:p>
      <text:p text:style-name="P5">%</text:p>
      <text:p text:style-name="P5">% Example:</text:p>
      <text:p text:style-name="Standard"><text:span text:style-name="T10"><text:s text:c="2"/></text:span><text:span text:style-name="T1">% Get voxelsize in mm. <text:s/>Can also be specified as vector vox = [ 2 2 2 ];</text:span></text:p>
      <text:p text:style-name="P15"><text:s text:c="2"/>vox = voxel_size(imlook4d_current_handles); <text:s/></text:p>
      <text:p text:style-name="Standard"><text:span text:style-name="T10"><text:s text:c="3"/></text:span><text:span text:style-name="T1">% Convert known resolution in mm fwhm=[ 3.59, 3.40, 4.32], to fwhm in pixels</text:span></text:p>
      <text:p text:style-name="P15"><text:s text:c="2"/>fwhm_pixels = pixels( [ 3.59, 3.40, 4.32], vox); <text:s/></text:p>
      <text:p text:style-name="Standard"><text:span text:style-name="T10"><text:s text:c="2"/></text:span><text:span text:style-name="T1">% Convert from fwhm to sigma</text:span></text:p>
      <text:p text:style-name="P15"><text:s text:c="2"/>sigma_pixels = fwhm_pixels / 2.35; <text:s/></text:p>
      <text:p text:style-name="Standard"><text:span text:style-name="T10"><text:s text:c="2"/></text:span><text:span text:style-name="T1">% Create pve-map</text:span></text:p>
      <text:p text:style-name="P15"><text:s text:c="2"/>P = pveMap( imlook4d_ROI, sigma_pixels); <text:s text:c="2"/></text:p>
      <text:p text:style-name="P5"/>
      <text:p text:style-name="P58">Great care has been taking in analyzing the matlab convolution operation. <text:s/>It turns out that the length of the convoluted image dimensions have to be even; otherwise a shift occurs in the images. <text:s/>See matlab code of pveMap.</text:p>
      <text:h text:style-name="P56" text:outline-level="1">Obtaining the ROI values</text:h>
      <text:p text:style-name="P28">Knowing the true mean values for each ROI, is crucial for the method to work. <text:s/>The problem is that all ROIs in the image are wrong, since they are affected by partial-volume effects.</text:p>
      <text:h text:style-name="P59" text:outline-level="2">Use mean values</text:h>
      <text:p text:style-name="P28">This is <text:span text:style-name="T20">simply done by</text:span> getting the time-activity curve for the ROIs. <text:s/>Smaller regions will not be correct.</text:p>
      <text:p text:style-name="P21"><text:span text:style-name="T18">function</text:span><text:span text:style-name="T10"> measTACT = tactFromMatrix(M,ROIs); <text:s/></text:span></text:p>
      <text:p text:style-name="P5">% INPUTS</text:p>
      <text:p text:style-name="P5">% - M <text:s text:c="3"/>3D or 4D matrix </text:p>
      <text:p text:style-name="P5">% - ROIs 3D matrix with ROI indeces</text:p>
      <text:p text:style-name="P5">%</text:p>
      <text:p text:style-name="P5">% OUTPUTS</text:p>
      <text:p text:style-name="P5">% - TACT <text:s text:c="2"/>Time-activity curve extracted by method MTC or MGM-percentil</text:p>
      <text:p text:style-name="P18"><text:s/></text:p>
      <text:p text:style-name="P28"/>
      <text:h text:style-name="P59" text:outline-level="2">Use highest pixels</text:h>
      <text:p text:style-name="P28">Using the mean of the highest 10% or 20% of the pixels within the ROI, gives central voxels for high-uptake regions, and thus a value closer to the correct uptake. <text:s/>This may still work for larger low-uptake regions, also when neighboring a high-uptake region, because the fraction of pixels suffering from spill in is small. <text:s/>This method may fail for small low-uptake regions close to a high uptake region. <text:s/><text:span text:style-name="T42">Therefore, using mean values for most low-uptake background ROIs is used except for using this highest-pixel method for the isolated ROIs with high uptake.</text:span></text:p>
      <text:p text:style-name="P25"><text:span text:style-name="T42">The highest-pixel function</text:span>:</text:p>
      <text:p text:style-name="P8"><text:span text:style-name="T18">function</text:span><text:span text:style-name="T10"> TACT= percentileTACT( ROIs, M, p)</text:span></text:p>
      <text:p text:style-name="P5"><text:soft-page-break/>%</text:p>
      <text:p text:style-name="P5">% This function gives a time-activity curve using the mean of <text:s/>the highest</text:p>
      <text:p text:style-name="P5">% pixels (as defined by fraction parameter)</text:p>
      <text:p text:style-name="P5">%</text:p>
      <text:p text:style-name="P5">% INPUT:</text:p>
      <text:p text:style-name="P5">% <text:s text:c="2"/>ROIs <text:s text:c="7"/>3D matrix with ROI indeces</text:p>
      <text:p text:style-name="P5">% <text:s text:c="2"/>M <text:s text:c="10"/>3D or 4D matrix</text:p>
      <text:p text:style-name="P5">% <text:s text:c="2"/>p <text:s text:c="10"/>Percentile to use for mean calculations. 90 is the highest 10 % of pixel values</text:p>
      <text:p text:style-name="P5">%</text:p>
      <text:p text:style-name="P5">% OUTPUT:</text:p>
      <text:p text:style-name="P5">% <text:s text:c="2"/>TACT <text:s text:c="7"/>Time activity matrix [frame, ROI]</text:p>
      <text:p text:style-name="P5">%</text:p>
      <text:p text:style-name="P5">% Example:</text:p>
      <text:p text:style-name="Standard"><text:span text:style-name="T10"><text:s text:c="2"/></text:span><text:span text:style-name="T1">% First, Export from imlook4d.</text:span></text:p>
      <text:p text:style-name="P15"><text:s text:c="2"/>TACT = percentileTACT( imlook4d_ROI, imlook4d_Cdata, 90)</text:p>
      <text:p text:style-name="P26"/>
      <text:h text:style-name="P60" text:outline-level="2"><text:bookmark-start text:name="__RefHeading__697_1428403196"/>Use <text:span text:style-name="T24">GTM</text:span><text:bookmark-end text:name="__RefHeading__697_1428403196"/></text:h>
      <text:p text:style-name="P29">The Geometric Transfer Matrix (<text:span text:style-name="T24">GTM</text:span>) method (Rousset, 1998) calculates true mean uptake values by solving the cross-talk due to partial-volume effects between regions. <text:s/><text:span text:style-name="T43">This requires known ROIs</text:span></text:p>
      <text:p text:style-name="Standard"><text:span text:style-name="T18">function</text:span><text:span text:style-name="T10"> trueTACT = gtm( measTACT, ROIs, P)</text:span></text:p>
      <text:p text:style-name="P5">%</text:p>
      <text:p text:style-name="P5">% This function calculate true uptake values using the geometric transfer</text:p>
      <text:p text:style-name="P5">% matrix (GTM) method, by Rousset (1998). </text:p>
      <text:p text:style-name="P5">% </text:p>
      <text:p text:style-name="P5">%</text:p>
      <text:p text:style-name="P5">% INPUT:</text:p>
      <text:p text:style-name="P5">% <text:s text:c="2"/>measTACT measured ROI values [frame, roi]. <text:s/>1D if static scan. <text:s/>2D if dynamic scan.</text:p>
      <text:p text:style-name="P5">% <text:s text:c="2"/>ROIs <text:s text:c="3"/>3D matrix with ROI indeces</text:p>
      <text:p text:style-name="P5">% <text:s text:c="2"/>P <text:s text:c="6"/>Recovery map, pixel by pixle. <text:s/>Create by pveMap command</text:p>
      <text:p text:style-name="P5">%</text:p>
      <text:p text:style-name="P5">% OUTPUT:</text:p>
      <text:p text:style-name="P5">% <text:s text:c="2"/>trueTACT <text:s text:c="2"/>PVE-corrected true TACT values</text:p>
      <text:p text:style-name="P5">%</text:p>
      <text:p text:style-name="P5">% Example:</text:p>
      <text:p text:style-name="Standard"><text:span text:style-name="T10"><text:s text:c="2"/></text:span><text:span text:style-name="T1">% Export, and ROI_data_to_workspace from imlook4d.</text:span></text:p>
      <text:p text:style-name="Standard"><text:span text:style-name="T10"><text:s text:c="2"/></text:span><text:span text:style-name="T1">%</text:span></text:p>
      <text:p text:style-name="Standard"><text:span text:style-name="T10"><text:s text:c="2"/></text:span><text:span text:style-name="T1">% Get voxelsize in mm. <text:s/>Can also be specified as vector vox = [ 2 2 2 ];</text:span></text:p>
      <text:p text:style-name="P15"><text:s text:c="2"/>vox = voxel_size(imlook4d_current_handles)</text:p>
      <text:p text:style-name="Standard"><text:span text:style-name="T10"><text:s text:c="2"/></text:span><text:span text:style-name="T1">%Convert known resolution in mm fwhm=[ 3.59, 3.40, 4.32], to fwhm in pixels</text:span></text:p>
      <text:p text:style-name="P15"><text:s text:c="2"/>fwhm_pixels = pixels( [ 3.59, 3.40, 4.32], vox);</text:p>
      <text:p text:style-name="Standard"><text:span text:style-name="T10"><text:s text:c="2"/></text:span><text:span text:style-name="T1">% Convert from fwhm to sigma</text:span></text:p>
      <text:p text:style-name="P15"><text:s text:c="2"/>sigma_pixels = fwhm_pixels / 2.35; </text:p>
      <text:p text:style-name="Standard"><text:span text:style-name="T10"><text:s text:c="2"/></text:span><text:span text:style-name="T1">% Create pve-map</text:span></text:p>
      <text:p text:style-name="P15"><text:s text:c="2"/>P = pveMap( imlook4d_ROI, sigma_pixels); <text:s/></text:p>
      <text:p text:style-name="Standard"><text:span text:style-name="T10"><text:s text:c="2"/></text:span><text:span text:style-name="T1">% Get pve-corrected ROI values</text:span></text:p>
      <text:p text:style-name="P15"><text:s text:c="2"/>TACT = gtm( imlook4d_ROI_data.mean, imlook4d_ROI, P); <text:s/></text:p>
      <text:p text:style-name="P15"><text:s text:c="2"/></text:p>
      <text:p text:style-name="P23"/>
      <text:h text:style-name="P57" text:outline-level="1">PVE-correct an image</text:h>
      <text:p text:style-name="P2">The pve correction requires known time-activity data for each ROI, the ROI matrix, the PET matrix, and the point-spread function resolution.</text:p>
      <text:p text:style-name="P1"/>
      <text:p text:style-name="P4">This was implemented as the function</text:p>
      <text:p text:style-name="P4"/>
      <text:p text:style-name="P17"><text:soft-page-break/><text:span text:style-name="T17">function</text:span><text:span text:style-name="T44"> [C, P] = pve( TACT, ROIs, M, P)</text:span></text:p>
      <text:p text:style-name="P5">%</text:p>
      <text:p text:style-name="P5">% This function calculates a partial-volume-corrected image.</text:p>
      <text:p text:style-name="P5">% Assumptions are:</text:p>
      <text:p text:style-name="P5">% - neighboring regions can be treated as homogenous</text:p>
      <text:p text:style-name="P5">% - scanner resolutions in x,y,z directions are.</text:p>
      <text:p text:style-name="P5">%</text:p>
      <text:p text:style-name="P5">% INPUT:</text:p>
      <text:p text:style-name="P5">% <text:s text:c="2"/>TACT <text:s text:c="3"/>true ROI values [frame, roi]. <text:s/>1D if static scan. <text:s/>2D if dynamic scan.</text:p>
      <text:p text:style-name="P5">% <text:s text:c="2"/>ROIs <text:s text:c="3"/>3D matrix with ROI indeces</text:p>
      <text:p text:style-name="P5">% <text:s text:c="2"/>M <text:s text:c="6"/>3D or 4D matrix</text:p>
      <text:p text:style-name="P5">% <text:s text:c="2"/>P <text:s text:c="6"/>Recovery map, pixel by pixle. <text:s/>Create by pveMap command</text:p>
      <text:p text:style-name="P5">%</text:p>
      <text:p text:style-name="P5">% OUTPUT:</text:p>
      <text:p text:style-name="P5">% <text:s text:c="2"/>C <text:s text:c="6"/>PVE-corrected matrix</text:p>
      <text:p text:style-name="P5">% <text:s text:c="2"/>P <text:s text:c="6"/>PVE map with ROI in 4th dimension</text:p>
      <text:p text:style-name="P5">%</text:p>
      <text:p text:style-name="P5">% Example:</text:p>
      <text:p text:style-name="Standard"><text:span text:style-name="T10"><text:s text:c="2"/></text:span><text:span text:style-name="T1">% Export, and ROI_data_to_workspace from imlook4d.</text:span></text:p>
      <text:p text:style-name="P5"><text:s/></text:p>
      <text:p text:style-name="Standard"><text:span text:style-name="T10"><text:s text:c="2"/></text:span><text:span text:style-name="T1">% Get voxelsize in mm. <text:s/>Can also be specified as vector vox = [ 2 2 2 ];</text:span></text:p>
      <text:p text:style-name="P15"><text:s text:c="2"/>vox = voxel_size(imlook4d_current_handles); <text:s text:c="3"/></text:p>
      <text:p text:style-name="Standard"><text:span text:style-name="T10"><text:s text:c="2"/></text:span><text:span text:style-name="T1">% Convert known resolution in mm fwhm=[ 3.59, 3.40, 4.32], to fwhm in pixels</text:span></text:p>
      <text:p text:style-name="P15"><text:s text:c="2"/>fwhm_pixels = pixels( [ 3.59, 3.40, 4.32], vox); </text:p>
      <text:p text:style-name="Standard"><text:span text:style-name="T10"><text:s text:c="2"/></text:span><text:span text:style-name="T1">% Convert from fwhm to sigma</text:span></text:p>
      <text:p text:style-name="P15"><text:s text:c="2"/>sigma_pixels = fwhm_pixels / 2.35; <text:s/></text:p>
      <text:p text:style-name="Standard"><text:span text:style-name="T10"><text:s text:c="2"/></text:span><text:span text:style-name="T1">% Create pve-map</text:span></text:p>
      <text:p text:style-name="P15"><text:s text:c="2"/>P = pveMap( imlook4d_ROI, sigma_pixels);</text:p>
      <text:p text:style-name="Standard"><text:span text:style-name="T10"><text:s text:c="2"/></text:span><text:span text:style-name="T1">% Create pve-corrected image</text:span></text:p>
      <text:p text:style-name="P15"><text:s text:c="2"/>C=pve( imlook4d_ROI_data.mean, imlook4d_ROI, imlook4d_Cdata, P); imlook4d(C);</text:p>
      <text:p text:style-name="P17"/>
      <text:p text:style-name="P5"/>
      <text:p text:style-name="P17"/>
      <text:p text:style-name="P3"/>
      <text:p text:style-name="P24">This method is quite slow due to the convolution operation in MATLAB, but there <text:span text:style-name="T21">may be</text:span> optimized ways to solve this <text:span text:style-name="T19">(http://www.mathworks.com/matlabcentral/newsreader/view_thread/309585)</text:span>.</text:p>
      <text:h text:style-name="P48" text:outline-level="1" text:is-list-header="true"><text:a xlink:type="simple" xlink:href="../../../../../../../../../pubmed/%3Fterm=Evans%20AC%5BAuthor%5D&amp;cauthor=true&amp;cauthor_uid=95915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25in" fo:margin-right="0in" fo:text-indent="0in" style:auto-text-indent="false"/>
    </style:style>
    <style:style style:name="H1" style:family="paragraph" style:parent-style-name="Standard" style:default-outline-level="">
      <style:paragraph-properties fo:margin-top="0.0693in" fo:margin-bottom="0.0693in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0693in" fo:margin-bottom="0.0693in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0693in" fo:margin-bottom="0.0693in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0693in" fo:margin-bottom="0.0693in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0693in" fo:margin-bottom="0.0693in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0693in" fo:margin-bottom="0.0693in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25in" fo:margin-right="0.25in" fo:margin-top="0.0693in" fo:margin-bottom="0.0693in" style:contextual-spacing="false" fo:text-indent="0in" style:auto-text-indent="false"/>
    </style:style>
    <style:style style:name="Preformatted" style:family="paragraph" style:parent-style-name="Standard" style:default-outline-level="">
      <style:paragraph-properties fo:margin-top="0in" fo:margin-bottom="0in" style:contextual-spacing="fals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35in 0.0035in 0.0035in" fo:padding="0in" fo:border-left="none" fo:border-right="none" fo:border-top="0.74pt double #000001" fo:border-bottom="none" style:writing-mode="lr-tb"/>
      <style:text-properties style:font-name="Arial" fo:font-family="Arial" style:font-family-generic="roman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35in 0.0035in 0.0035in" fo:padding="0in" fo:border-left="none" fo:border-right="none" fo:border-top="none" fo:border-bottom="0.74pt double #000001" style:writing-mode="lr-tb"/>
      <style:text-properties style:font-name="Arial" fo:font-family="Arial" style:font-family-generic="roman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5-12-22T14:04:04.718000000</meta:creation-date>
    <dc:date>2016-01-13T17:18:25.745000000</dc:date>
    <dc:creator>Jan Axelsson</dc:creator>
    <meta:editing-duration>P1DT2H16M36S</meta:editing-duration>
    <meta:editing-cycles>61</meta:editing-cycles>
    <meta:generator>LibreOffice/4.2.4.2$Windows_x86 LibreOffice_project/63150712c6d317d27ce2db16eb94c2f3d7b699f8</meta:generator>
    <meta:document-statistic meta:table-count="0" meta:image-count="0" meta:object-count="0" meta:page-count="6" meta:paragraph-count="175" meta:word-count="1816" meta:character-count="11265" meta:non-whitespace-character-count="9308"/>
  </office:meta>
</office:document-meta>
</file>